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</office:font-face-decls>
  <office:automatic-styles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T1" style:family="text">
      <style:text-properties style:text-underline-style="solid" style:text-underline-width="auto" style:text-underline-color="font-color" fo:font-weight="bold"/>
    </style:style>
    <style:style style:name="gr1" style:family="graphic">
      <style:graphic-properties draw:textarea-horizontal-align="left" draw:textarea-vertical-align="top" fo:padding-left="0.0402in" fo:padding-right="0.0402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rect text:anchor-type="paragraph" draw:z-index="0" draw:style-name="gr1" draw:text-style-name="P1" svg:width="1.7378in" svg:height="0.8378in" svg:x="4.6681in" svg:y="0.3929in"><text:p text:style-name="P1"><text:span text:style-name="T1">info</text:span></text:p><text:p text:style-name="P2"/><text:p text:style-name="P2">version<text:tab/>double</text:p><text:p text:style-name="P2"/></draw:rect><draw:rect text:anchor-type="paragraph" draw:z-index="1" draw:style-name="gr1" draw:text-style-name="P1" svg:width="2.863in" svg:height="1.3752in" svg:x="0.3681in" svg:y="0.3807in"><text:p text:style-name="P1"><text:span text:style-name="T1">photo</text:span></text:p><text:p text:style-name="P2"/><text:p text:style-name="P1">photo_id<text:tab/><text:tab/>integer<text:tab/>PK</text:p><text:p text:style-name="P1">date_shot<text:tab/><text:tab/>date</text:p><text:p text:style-name="P1">path<text:tab/><text:tab/><text:tab/><text:tab/>varchar(1000)</text:p><text:p text:style-name="P1">is_path_relative<text:tab/>boolean</text:p><text:p text:style-name="P1"/><text:p text:style-name="P2"/></draw:rec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ans Condensed" fo:font-size="12pt" fo:language="en" fo:country="US" style:font-name-asian="DejaVu Sans Condensed2" style:font-size-asian="12pt" style:language-asian="en" style:country-asian="US" style:font-name-complex="DejaVu Sans Condensed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DejaVu Sans Condensed1" fo:font-size="14pt" style:font-name-asian="DejaVu Sans Condensed2" style:font-size-asian="14pt" style:font-name-complex="DejaVu Sans Condensed2" style:font-size-complex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2009-03-12T14:59:21</meta:creation-date>
    <dc:date>2009-03-12T15:14:33</dc:date>
    <dc:language>en-US</dc:language>
    <meta:editing-cycles>2</meta:editing-cycles>
    <meta:editing-duration>PT15M1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0" meta:word-count="0" meta:character-count="0"/>
  </office:meta>
</office:document-meta>
</file>